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fo:language="es" fo:country="ES" style:text-underline-style="none"/>
    </style:style>
    <style:style style:name="P5" style:family="paragraph" style:parent-style-name="Standard">
      <style:paragraph-properties fo:text-align="justify" style:justify-single-word="false"/>
      <style:text-properties fo:color="#000080" fo:language="es" fo:country="ES"/>
    </style:style>
    <style:style style:name="P6" style:family="paragraph" style:parent-style-name="Standard">
      <style:paragraph-properties fo:text-align="justify" style:justify-single-word="false"/>
      <style:text-properties fo:color="#000080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fo:color="#000080" fo:language="es" fo:country="ES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PROM SOLO REFERENCIA DE PLACA P0568</text:p>
      <text:p text:style-name="P2"/>
      <text:p text:style-name="P2">Lo mostrado en adelante se tomará solo como referencia de cómo tenemos implementado la organización en eeprom de una placa que desarrollamos una década atrás.</text:p>
      <text:p text:style-name="P2">Ahora los datos y funciones a almacenar y acceder serán solo parecidos.</text:p>
      <text:p text:style-name="P2"/>
      <text:p text:style-name="P2">Para enumerar algunas de las diferencias:</text:p>
      <text:p text:style-name="P2">En el proyecto actual se prevee 4 promediaciones distintas en lugar de 8.</text:p>
      <text:p text:style-name="P2">Se preveen no más de 16 canales analógicos como voltímetro.</text:p>
      <text:p text:style-name="P2">Las escalas ahora no será de valores discretos convenientes prefijados, sino adaptadas según nivel de señal de ingreso (que demandará entre 6 y 8 bytes cor canal).</text:p>
      <text:p text:style-name="P2">Ahora se estima utilizar un display con menor resolución (en aquel en el display se muestran simultaneamente 4 mediciones en el sector izquierdo y una ampliada en el derecho.</text:p>
      <text:p text:style-name="P2">Los rótulos serán de menor énfasis. Se destinaban a enunciar modelo del equipo e indiacción de la medición ampliada.</text:p>
      <text:p text:style-name="P2">etc.....</text:p>
      <text:p text:style-name="P2"/>
      <text:p text:style-name="P2"/>
      <text:p text:style-name="P2">Tener en cuenta que el uso de la eeprom hasta lo comentado en las notas anteriores, incluye solo lo referente a funciones como voltímetro; pero se prevee puedan desarrollarse también funciones de control como encendido y apagado del equipo, etc., a definirse más adelante y que requerirán su espacio.</text:p>
      <text:p text:style-name="P2"/>
      <text:p text:style-name="P2"/>
      <text:p text:style-name="P7">Mapa EEPROM en P0568-Rev1</text:p>
      <text:p text:style-name="P5"/>
      <text:p text:style-name="P5">Se utilizan 1 KB (Kbytes) para indicar nombre de mediciones, etc, que se utilizan para mostrar en el display y para calcular según escalas, etc.</text:p>
      <text:p text:style-name="P5">Están ordenados en la siguiente secuencia:</text:p>
      <text:p text:style-name="P5"/>
      <text:p text:style-name="P5">000_ROTULO 1 (8 B)</text:p>
      <text:p text:style-name="P5">008_ROTULO 2 (23 B)</text:p>
      <text:p text:style-name="P5">01F_NPAN (1 B, solo los 3 lsb). Indica cuántos grupos <text:s/>x4 analógicas se utilizan.</text:p>
      <text:p text:style-name="P5">020_MED AMPLIADA (1 B, solo los 5 lsb). Indica nro. de la <text:s/>medición ampliada,</text:p>
      <text:p text:style-name="P5"/>
      <text:p text:style-name="P5">021_MED1 NOMBRE (7 B)</text:p>
      <text:p text:style-name="P5">028_MED1 UNIDAD (3 B)</text:p>
      <text:p text:style-name="P6">02B_MED1 LINEALIDAD Y ESCALA (1 B. EX: Cuadrática. FX: Lineal. X0 hasta XF: indica para ADC 1000/1023 = 1000, 100, 10, 10000, 2000, 200, 20, 2, 4000, 400, 40, 4, 8000, 800, 80, 8)</text:p>
      <text:p text:style-name="P5">02C_MED1 PROMEDIACION (1 B, solo los 3 lsb. Promediación:1, 4, 8, 16, 32, 64, 128 o 256)</text:p>
      <text:p text:style-name="P5"/>
      <text:p text:style-name="P5">02D_MED2 NOMBRE (7 B)</text:p>
      <text:p text:style-name="P5">034_MED2 UNIDAD (3 B)</text:p>
      <text:p text:style-name="P5">037_MED2 LINEALIDAD Y ESCALA (1 B)</text:p>
      <text:p text:style-name="P5">038_MED2 PROMEDIACION (1 B)</text:p>
      <text:p text:style-name="P5">………………………………………………………………………………………………..</text:p>
      <text:p text:style-name="P5"/>
      <text:p text:style-name="P5">0D5_MED16 NOMBRE (7 B)</text:p>
      <text:p text:style-name="P5">0DC_MED16 UNIDAD (3 B)</text:p>
      <text:p text:style-name="P5">0DF_MED16 LINEALIDAD Y ESCALA (1 B)</text:p>
      <text:p text:style-name="P5">0E0_MED16 PROMEDIACION (1 B)</text:p>
      <text:p text:style-name="P5"/>
      <text:p text:style-name="P5">0E1_MED17 NOMBRE (7 B)</text:p>
      <text:p text:style-name="P5">0E8_MED17 UNIDAD (3 B)</text:p>
      <text:p text:style-name="P5">0EB_MED17 LINEALIDAD Y ESCALA (1 B)</text:p>
      <text:p text:style-name="P5">0EC_MED17 PROMEDIACION (1 B)</text:p>
      <text:p text:style-name="P5">…………………………………………………………………………………………….…..</text:p>
      <text:p text:style-name="P5"/>
      <text:p text:style-name="P5">195_MED32 NOMBRE (7 B)</text:p>
      <text:p text:style-name="P5">19C_MED32 UNIDAD (3 B)</text:p>
      <text:p text:style-name="P5">19F_MED32 LINEALIDAD Y ESCALA (1 B)</text:p>
      <text:p text:style-name="P5">1A0_MED32 PROMEDIACION (1 B)</text:p>
      <text:p text:style-name="P5"/>
      <text:p text:style-name="P5">1A1_LOGICAS8-1_SAL/ENT (1 B. Con “0” se indican las que son salidas desde el uC)</text:p>
      <text:p text:style-name="P5">1A2_LOGICAS8-1_VAL_INICIO (1 B. Con “0” inicializa con el último valor, 1 valor prefijado)</text:p>
      <text:p text:style-name="P5">1A3_LOGICAS8-1_VAL_PREFIJADO (1 B. Valor prefijado ALTO o BAJO)</text:p>
      <text:p text:style-name="P5">1A4_LOGICAS8-1_VAL_CORTE (1 B. Valor guardado antes del corte de energía)</text:p>
      <text:p text:style-name="P5"/>
      <text:p text:style-name="P5">1A5_LOGICAS16-9_SAL/ENT (1 B. Con 0 se indican las que son salidas desde el uC)</text:p>
      <text:p text:style-name="P5">1A6_LOGICAS16-9_VAL_INICIO (1 B. Con “0” inicializa con el último valor, 1 valor prefijado)</text:p>
      <text:p text:style-name="P5">1A7_LOGICAS16-9_VAL_PREFIJADO (1 B. Valor prefijado ALTO o BAJO)</text:p>
      <text:p text:style-name="P5">1A8_LOGICAS16-9_VAL_CORTE (1 B. Valor guardado antes del corte de energía)</text:p>
      <text:p text:style-name="P5"/>
      <text:p text:style-name="P5">1A9_LOGICA1 NOMBRE (7 B)</text:p>
      <text:p text:style-name="P5"><text:soft-page-break/>1B0_LOGICA2 NOMBRE (7 B)</text:p>
      <text:p text:style-name="P5">………………………………………………………………………………………………..</text:p>
      <text:p text:style-name="P5"/>
      <text:p text:style-name="P5">20B_LOGICA15 NOMBRE (7 B)</text:p>
      <text:p text:style-name="P5">212_LOGICA16 NOMBRE (7 B)</text:p>
      <text:p text:style-name="P5"/>
      <text:p text:style-name="P5">219_CONFIG_PWM1 (1B. 0 = 0V, 1 = Máx V, 2 = ultimo valor)</text:p>
      <text:p text:style-name="P5">220_VALOR_PWM1 (1B. </text:p>
      <text:p text:style-name="P5">221_CONFIG_PWM2 (1B. 0 = 0V, 1 = Máx V, 2 = ultimo valor)</text:p>
      <text:p text:style-name="P5">222_VALOR_PWM2 (1B. 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Proyecto Reemplazo V7S-07-EEPROM REFERENCIA.odt</text:file-name><text:tab/>18/10/2021 <text:s text:c="4"/><text:page-number text:select-page="current"/> de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38M13S</meta:editing-duration>
    <meta:editing-cycles>49</meta:editing-cycles>
    <meta:generator>OpenOffice.org/3.4.1$Win32 OpenOffice.org_project/341m1$Build-9593</meta:generator>
    <dc:date>2021-10-18T11:13:04.20</dc:date>
    <meta:document-statistic meta:table-count="0" meta:image-count="0" meta:object-count="0" meta:page-count="3" meta:paragraph-count="58" meta:word-count="548" meta:character-count="3389"/>
    <meta:user-defined meta:name="Info 1"/>
    <meta:user-defined meta:name="Info 2"/>
    <meta:user-defined meta:name="Info 3"/>
    <meta:user-defined meta:name="Info 4"/>
  </office:meta>
</office:document-meta>
</file>